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3pt" fo:language="ca" fo:country="ES" officeooo:rsid="001e56b6" style:font-size-asian="13pt" style:font-size-complex="13pt"/>
    </style:style>
    <style:style style:name="P2" style:family="paragraph" style:parent-style-name="Standard">
      <style:paragraph-properties fo:line-height="150%"/>
      <style:text-properties fo:font-size="13pt" fo:language="ca" fo:country="ES" officeooo:rsid="001e56b6" officeooo:paragraph-rsid="001f8770" style:font-size-asian="13pt" style:font-size-complex="13pt"/>
    </style:style>
    <style:style style:name="P3" style:family="paragraph" style:parent-style-name="Text_20_body">
      <style:text-properties fo:language="ca" fo:country="ES" officeooo:rsid="001f8770" officeooo:paragraph-rsid="001f8770"/>
    </style:style>
    <style:style style:name="P4" style:family="paragraph" style:parent-style-name="Text_20_body">
      <style:text-properties fo:language="ca" fo:country="ES" officeooo:paragraph-rsid="001e5ed5"/>
    </style:style>
    <style:style style:name="P5" style:family="paragraph" style:parent-style-name="Text_20_body">
      <style:paragraph-properties fo:line-height="150%"/>
      <style:text-properties fo:font-size="13pt" fo:language="ca" fo:country="ES" officeooo:rsid="001e56b6" officeooo:paragraph-rsid="001f8770" style:font-size-asian="13pt" style:font-size-complex="13pt"/>
    </style:style>
    <style:style style:name="P6" style:family="paragraph" style:parent-style-name="Text_20_body">
      <style:text-properties fo:font-size="2pt" style:font-size-asian="1.75pt" style:font-size-complex="2pt"/>
    </style:style>
    <style:style style:name="P7" style:family="paragraph" style:parent-style-name="Text_20_body">
      <style:text-properties officeooo:paragraph-rsid="00216186"/>
    </style:style>
    <style:style style:name="P8" style:family="paragraph" style:parent-style-name="Heading_20_2">
      <style:text-properties fo:language="ca" fo:country="ES"/>
    </style:style>
    <style:style style:name="P9" style:family="paragraph" style:parent-style-name="Heading_20_2">
      <style:text-properties fo:language="ca" fo:country="ES" officeooo:rsid="001e5ed5" officeooo:paragraph-rsid="001e5ed5"/>
    </style:style>
    <style:style style:name="P10" style:family="paragraph" style:parent-style-name="Heading_20_2">
      <style:text-properties fo:language="ca" fo:country="ES" officeooo:rsid="001f8770" officeooo:paragraph-rsid="001f8770"/>
    </style:style>
    <style:style style:name="P11" style:family="paragraph" style:parent-style-name="Heading_20_3">
      <style:text-properties fo:language="ca" fo:country="ES" officeooo:rsid="001e5ed5" officeooo:paragraph-rsid="001e5ed5"/>
    </style:style>
    <style:style style:name="T1" style:family="text">
      <style:text-properties officeooo:rsid="001e5ed5"/>
    </style:style>
    <style:style style:name="T2" style:family="text">
      <style:text-properties officeooo:rsid="001f8770"/>
    </style:style>
    <style:style style:name="T3" style:family="text">
      <style:text-properties officeooo:rsid="00216186"/>
    </style:style>
    <style:style style:name="T4" style:family="text">
      <style:text-properties fo:language="ca" fo:country="ES" officeooo:rsid="001e5ed5"/>
    </style:style>
    <style:style style:name="T5" style:family="text">
      <style:text-properties fo:language="ca" fo:country="ES" officeooo:rsid="001f8770"/>
    </style:style>
    <style:style style:name="T6" style:family="text">
      <style:text-properties fo:language="ca" fo:country="ES" officeooo:rsid="0021618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line-break/><text:span text:style-name="T2">ASW entrega 3 projecte</text:span></text:h>
      <text:p text:style-name="P6"/>
      <text:p text:style-name="P5">El framework js escollit es Angular. Aquest framework funciona bàsicament com una llibreria de components que interaccionen entre ells. Aquests components poden ser com una secció o bloc de la web, o un actuar com un mòdul de codi que implementa una funcionalitat. Angular inclou la característica de dependency injection, que ens permet crear objectes complexos de manera senzilla, i que ens requereix l'ús dels services per a crear-los.</text:p>
      <text:p text:style-name="P1"/>
      <text:h text:style-name="P9" text:outline-level="2">Components</text:h>
      <text:h text:style-name="P11" text:outline-level="3">Issues</text:h>
      <text:p text:style-name="P3">S’encarrega de mostrar el llistat d’issues. A través d’aquest comonent es pot anar a la vista en detall de un issue o a la de creació d’issue.</text:p>
      <text:h text:style-name="P11" text:outline-level="3">Issue-detail</text:h>
      <text:p text:style-name="P3">Mostra les dades d’una issue concreta. A partir d'aquest mòdul podem accedir al de edició d’issue,</text:p>
      <text:h text:style-name="P11" text:outline-level="3">Comments</text:h>
      <text:p text:style-name="P3">Aquest mòdul s'utilitza en Issue-detail per mostrar els comentaris d’una issue.</text:p>
      <text:h text:style-name="P11" text:outline-level="3">Issue-create</text:h>
      <text:p text:style-name="P3">Permet la creació d’una issue nova</text:p>
      <text:h text:style-name="P11" text:outline-level="3">Issue-edit</text:h>
      <text:p text:style-name="P3">Similar al de creació, aquest permet editar la informació d’un element. Un cop editat es retorna a la vista en detall.</text:p>
      <text:p text:style-name="P4"/>
      <text:h text:style-name="P8" text:outline-level="2">Ser<text:span text:style-name="T1">vices</text:span></text:h>
      <text:h text:style-name="P11" text:outline-level="3">Issue</text:h>
      <text:p text:style-name="P7"><text:span text:style-name="T4">S’encarrega de crear els objectes Issue </text:span><text:span text:style-name="T5">i</text:span><text:span text:style-name="T4"> de fer totes les </text:span><text:span text:style-name="T5">peticions</text:span><text:span text:style-name="T4"> al servidor, t</text:span><text:span text:style-name="T5">é</text:span><text:span text:style-name="T4"> diverses </text:span><text:span text:style-name="T5">funcions</text:span><text:span text:style-name="T4"> que es mapegen amb les crides de la API rest. </text:span><text:span text:style-name="T6">Per a fer les peticions al servidor utilitzem les funcions que ens ofereix el framework, on </text:span>indicant-l'hi<text:span text:style-name="T6"> la URL i el objecta que retorna ens gestiona tota la feina.</text:span></text:p>
      <text:p text:style-name="P1"/>
      <text:p text:style-name="P1"><text:soft-page-break/></text:p>
      <text:p text:style-name="P1"/>
      <text:h text:style-name="P10" text:outline-level="2">Dependència de mòduls</text:h>
      <text:p text:style-name="P1"><draw:frame draw:style-name="fr1" draw:name="Object1" text:anchor-type="paragraph" svg:x="0.3437in" svg:y="0.1728in" svg:width="6.5571in" svg:height="3.6126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10" text:outline-level="2"><text:soft-page-break/>Navegabilitat</text:h>
      <text:p text:style-name="P2"><draw:frame draw:style-name="fr1" draw:name="Object2" text:anchor-type="paragraph" svg:x="-0.1465in" svg:y="0.1728in" svg:width="7.0465in" svg:height="4.0929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9:50:54.137095632</meta:creation-date>
    <dc:date>2018-01-08T10:33:00.330729216</dc:date>
    <meta:editing-duration>PT4S</meta:editing-duration>
    <meta:editing-cycles>1</meta:editing-cycles>
    <meta:document-statistic meta:table-count="0" meta:image-count="0" meta:object-count="2" meta:page-count="3" meta:paragraph-count="18" meta:word-count="222" meta:character-count="1351" meta:non-whitespace-character-count="1146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9cm" fo:min-width="2.799cm"/>
    </style:style>
    <style:style style:name="gr2" style:family="graphic" style:parent-style-name="standard">
      <style:graphic-properties draw:textarea-horizontal-align="justify" draw:textarea-vertical-align="middle" draw:auto-grow-height="false" fo:min-height="1.487cm" fo:min-width="2.797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ffffff"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color="#ffffff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485cm" svg:height="1.905cm" svg:x="1.254cm" svg:y="4.143cm">
          <text:p text:style-name="P1"><text:span text:style-name="T1">&lt;&lt;component&gt;&gt;</text:span></text:p>
          <text:p text:style-name="P1"><text:span text:style-name="T2">Issue-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3.485cm" svg:height="1.925cm" svg:x="5.445cm" svg:y="4.123cm">
          <text:p text:style-name="P1"><text:span text:style-name="T1">&lt;&lt;component&gt;&gt;</text:span></text:p>
          <text:p text:style-name="P1"><text:span text:style-name="T2">Issue-det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485cm" svg:height="1.925cm" svg:x="9.509cm" svg:y="4.143cm">
          <text:p text:style-name="P1"><text:span text:style-name="T1">&lt;&lt;component&gt;&gt;</text:span></text:p>
          <text:p text:style-name="P1"><text:span text:style-name="T2">Iss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485cm" svg:height="1.925cm" svg:x="13.7cm" svg:y="4.123cm">
          <text:p text:style-name="P1"><text:span text:style-name="T1">&lt;&lt;component&gt;&gt;</text:span></text:p>
          <text:p text:style-name="P1"><text:span text:style-name="T2">Issue-ed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485cm" svg:height="1.905cm" svg:x="7.421cm" svg:y="8.112cm">
          <text:p text:style-name="P1"><text:span text:style-name="T1">&lt;&lt;service&gt;&gt;</text:span></text:p>
          <text:p text:style-name="P1"><text:span text:style-name="T2">Iss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485cm" svg:height="1.925cm" svg:x="9.509cm" svg:y="4.143cm">
          <text:p text:style-name="P1"><text:span text:style-name="T1">&lt;&lt;component&gt;&gt;</text:span></text:p>
          <text:p text:style-name="P1"><text:span text:style-name="T2">Iss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485cm" svg:height="1.925cm" svg:x="9.509cm" svg:y="1.508cm">
          <text:p text:style-name="P1"><text:span text:style-name="T1">&lt;&lt;component&gt;&gt;</text:span></text:p>
          <text:p text:style-name="P1"><text:span text:style-name="T2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1.251cm" svg:y1="3.433cm" svg:x2="11.251cm" svg:y2="4.143cm" draw:start-shape="id1" draw:start-glue-point="2" draw:end-shape="id2" draw:end-glue-point="0" svg:d="M11251 3433v710" svg:viewBox="0 0 1 711">
          <text:p/>
        </draw:connector>
        <draw:connector draw:style-name="gr3" draw:text-style-name="P3" draw:layer="layout" svg:x1="2.996cm" svg:y1="6.048cm" svg:x2="9.163cm" svg:y2="8.112cm" draw:start-shape="id3" draw:start-glue-point="2" draw:end-shape="id4" draw:end-glue-point="0" svg:d="M2996 6048v1032h6167v1032" svg:viewBox="0 0 6168 2065">
          <text:p/>
        </draw:connector>
        <draw:connector draw:style-name="gr3" draw:text-style-name="P3" draw:layer="layout" svg:x1="7.187cm" svg:y1="6.048cm" svg:x2="9.163cm" svg:y2="8.112cm" draw:start-shape="id5" draw:start-glue-point="2" draw:end-shape="id4" draw:end-glue-point="0" svg:d="M7187 6048v1032h1976v1032" svg:viewBox="0 0 1977 2065">
          <text:p/>
        </draw:connector>
        <draw:connector draw:style-name="gr3" draw:text-style-name="P3" draw:layer="layout" svg:x1="11.251cm" svg:y1="6.068cm" svg:x2="9.163cm" svg:y2="8.112cm" draw:start-shape="id2" draw:start-glue-point="2" draw:end-shape="id4" draw:end-glue-point="0" svg:d="M11251 6068v1022h-2088v1022" svg:viewBox="0 0 2089 2045">
          <text:p/>
        </draw:connector>
        <draw:connector draw:style-name="gr3" draw:text-style-name="P3" draw:layer="layout" svg:x1="15.442cm" svg:y1="6.048cm" svg:x2="9.163cm" svg:y2="8.112cm" draw:start-shape="id6" draw:start-glue-point="2" draw:end-shape="id4" draw:end-glue-point="0" svg:d="M15442 6048v1032h-6279v1032" svg:viewBox="0 0 6280 2065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9cm" fo:min-width="2.799cm"/>
    </style:style>
    <style:style style:name="gr2" style:family="graphic" style:parent-style-name="standard">
      <style:graphic-properties draw:textarea-horizontal-align="justify" draw:textarea-vertical-align="middle" draw:auto-grow-height="false" fo:min-height="1.487cm" fo:min-width="2.79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485cm" svg:height="1.905cm" svg:x="2.849cm" svg:y="2.397cm">
          <text:p text:style-name="P1"><text:span text:style-name="T1">Issue-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485cm" svg:height="1.925cm" svg:x="11.033cm" svg:y="5.679cm">
          <text:p text:style-name="P1"><text:span text:style-name="T1">Issue-det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485cm" svg:height="1.925cm" svg:x="2.905cm" svg:y="5.679cm">
          <text:p text:style-name="P1"><text:span text:style-name="T1">Is</text:span><text:span text:style-name="T1">s</text:span><text:span text:style-name="T1">u</text:span><text:span text:style-name="T1">e-</text:span><text:span text:style-name="T1">e</text:span><text:span text:style-name="T1">di</text:span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485cm" svg:height="1.925cm" svg:x="11.16cm" svg:y="2.27cm">
          <text:p text:style-name="P1"><text:span text:style-name="T1">Issue</text:span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2.902cm" svg:y1="4.195cm" svg:x2="12.775cm" svg:y2="5.679cm" draw:start-shape="id1" draw:start-glue-point="2" draw:end-shape="id2" draw:end-glue-point="0" svg:d="M12902 4195c0 1113-127 371-127 1484" svg:viewBox="0 0 128 1485">
          <text:p/>
        </draw:connector>
        <draw:connector draw:style-name="gr3" draw:text-style-name="P3" draw:layer="layout" draw:type="curve" svg:x1="6.334cm" svg:y1="3.349cm" svg:x2="11.033cm" svg:y2="6.641cm" draw:start-shape="id3" draw:start-glue-point="1" draw:end-shape="id2" draw:end-glue-point="3" svg:d="M6334 3349c3523 0 1174 3292 4699 3292" svg:viewBox="0 0 4700 3293">
          <text:p/>
        </draw:connector>
        <draw:connector draw:style-name="gr3" draw:text-style-name="P3" draw:layer="layout" draw:type="curve" svg:x1="12.902cm" svg:y1="2.27cm" svg:x2="4.591cm" svg:y2="2.397cm" draw:start-shape="id1" draw:start-glue-point="0" draw:end-shape="id3" draw:end-glue-point="0" svg:d="M12902 2270c0-753-8311-816-8311 127" svg:viewBox="0 0 8312 701">
          <text:p/>
        </draw:connector>
        <draw:connector draw:style-name="gr3" draw:text-style-name="P3" draw:layer="layout" draw:type="curve" svg:x1="12.775cm" svg:y1="7.604cm" svg:x2="4.647cm" svg:y2="7.604cm" draw:start-shape="id2" draw:start-glue-point="2" draw:end-shape="id4" draw:end-glue-point="2" svg:d="M12775 7604c0 751-8128 751-8128 0" svg:viewBox="0 0 8129 564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